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5.726cm"/>
    </style:style>
    <style:style style:name="P1" style:family="paragraph"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  <style:text-properties fo:font-size="24pt" style:font-size-asian="24pt" style:font-size-complex="24pt" fo:hyphenate="false"/>
    </style:style>
    <style:style style:name="T1" style:family="text">
      <style:text-properties fo:color="#ff00ff"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color="#ff0000" fo:font-family="'Times New Roman'" style:font-family-generic="roman" style:font-pitch="variable"/>
    </style:style>
    <style:style style:name="T4" style:family="text">
      <style:text-properties fo:color="#00dcff" fo:font-family="'Times New Roman'" style:font-family-generic="roman" style:font-pitch="variable"/>
    </style:style>
    <style:style style:name="T5" style:family="text">
      <style:text-properties fo:color="#3deb3d" fo:font-family="'Times New Roman'" style:font-family-generic="roman" style:font-pitch="variable"/>
    </style:style>
    <style:style style:name="T6" style:family="text">
      <style:text-properties fo:font-family="'MS Sans Serif'" style:font-family-generic="swiss" style:font-pitch="variable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3.962cm" svg:height="15.726cm" svg:x="0cm" svg:y="0.635cm">
          <draw:text-box>
            <text:p text:style-name="P1"><text:span text:style-name="T1">Ävean</text:span><text:span text:style-name="T2"> då det gäller </text:span><text:span text:style-name="T3">desa</text:span><text:span text:style-name="T2"> slag av arbeten, Facklexikon </text:span><text:span text:style-name="T4">occh</text:span><text:span text:style-name="T2"> översiktsverk, kan det vara intressant att slå i flera – det varierar vad som behandlas och ur vilket perspektiv. Facklexikon, handböcker och översiktsverk </text:span><text:span text:style-name="T5">hitar</text:span><text:span text:style-name="T2"> man ofta i bibliotekets referensavdelning, då det gäller arktisk kulturforskning i första hand REF.</text:span></text:p>
            <text:p text:style-name="P1"><text:span text:style-name="T1">Ävean</text:span><text:span text:style-name="T2"> då det gäller </text:span><text:span text:style-name="T3">desa</text:span><text:span text:style-name="T2"> slag av arbeten, Facklexikon </text:span><text:span text:style-name="T4">occh</text:span><text:span text:style-name="T2"> översiktsverk, kan det vara intressant att slå i flera – det varierar vad som behandlas och ur vilket perspektiv. Facklexikon, handböcker och översiktsverk </text:span><text:span text:style-name="T5">hitar</text:span><text:span text:style-name="T2"> man ofta i bibliotekets referensavdelning, då det gäller arktisk kulturforskning i första hand REF.</text:span></text:p>
            <text:p text:style-name="P1"><text:span text:style-name="T1">Ävean</text:span><text:span text:style-name="T2"> då det gäller </text:span><text:span text:style-name="T3">desa</text:span><text:span text:style-name="T2"> slag av arbeten, Facklexikon </text:span><text:span text:style-name="T4">occh</text:span><text:span text:style-name="T2"> översiktsverk, kan det vara intressant att slå i flera – det varierar vad som behandlas och ur vilket perspektiv. Facklexikon, handböcker och översiktsverk </text:span><text:span text:style-name="T5">hitar</text:span><text:span text:style-name="T2"> man ofta i bibliotekets referensavdelning, då det gäller arktisk kulturforskning i första hand REF.</text:span></text:p>
            <text:p text:style-name="P1"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sv" fo:country="SE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545cm" fo:margin-left="0.55cm" fo:margin-right="0.68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initial-creator>Thorsten Peters</meta:initial-creator>
    <meta:creation-date>1999-05-19T10:23:53</meta:creation-date>
    <dc:date>2008-01-02T12:11:09</dc:date>
    <meta:editing-cycles>4</meta:editing-cycles>
    <meta:editing-duration>PT47M19S</meta:editing-duration>
    <meta:user-defined meta:name="Info 0"/>
    <meta:user-defined meta:name="Info 1"/>
    <meta:user-defined meta:name="Info 2"/>
    <meta:user-defined meta:name="Info 3"/>
    <meta:document-statistic meta:object-count="1"/>
  </office:meta>
</office:document-meta>
</file>